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Style_20_1" svg:stroke-width="0cm" svg:stroke-color="#000000" draw:marker-start-width="0.205cm" draw:marker-end-width="0.205cm" draw:fill-color="#ccffff" draw:textarea-horizontal-align="justify" draw:textarea-vertical-align="middle" draw:auto-grow-height="false" fo:min-height="10.526cm" fo:min-width="10.454cm" fo:padding-top="0.126cm" fo:padding-bottom="0.126cm" fo:padding-left="0.251cm" fo:padding-right="0.251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c0c0c0" draw:textarea-horizontal-align="justify" draw:textarea-vertical-align="middle" draw:auto-grow-height="false" fo:min-height="2.934cm" fo:min-width="2.593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ff" draw:textarea-horizontal-align="justify" draw:textarea-vertical-align="middle" draw:auto-grow-height="false" fo:min-height="0.219cm" fo:min-width="0cm"/>
    </style:style>
    <style:style style:name="gr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solid" svg:stroke-width="0.026cm" svg:stroke-color="#000000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solid" svg:stroke-width="0.076cm" svg:stroke-color="#000000" draw:marker-start-width="0.275cm" draw:marker-end-width="0.275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solid" svg:stroke-width="0.026cm" svg:stroke-color="#ff0000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3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3.642cm"/>
    </style:style>
    <style:style style:name="gr12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2.115cm"/>
    </style:style>
    <style:style style:name="gr14" style:family="graphic" style:parent-style-name="standard">
      <style:graphic-properties draw:stroke="solid" svg:stroke-width="0.026cm" svg:stroke-color="#008000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solid" svg:stroke-width="0.102cm" svg:stroke-color="#008000" draw:marker-start-width="0.316cm" draw:marker-end-width="0.316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026cm" svg:stroke-color="#000080" draw:textarea-horizontal-align="center" draw:textarea-vertical-align="middle" fo:padding-top="0.138cm" fo:padding-bottom="0.138cm" fo:padding-left="0.263cm" fo:padding-right="0.26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width="0.051cm" svg:stroke-color="#009900" draw:marker-start-width="0.278cm" draw:marker-end="Arrow" draw:marker-end-width="0.375cm" draw:fill="none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draw:stroke="none" draw:fill="none" fo:min-height="0.574cm"/>
    </style:style>
    <style:style style:name="gr21" style:family="graphic" style:parent-style-name="standard">
      <style:graphic-properties draw:stroke="none" draw:fill="none" fo:min-height="0.5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1.4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0.637cm"/>
    </style:style>
    <style:style style:name="gr24" style:family="graphic" style:parent-style-name="standard">
      <style:graphic-properties draw:stroke="none" draw:fill="none" fo:min-height="0.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.146cm"/>
    </style:style>
    <style:style style:name="gr27" style:family="graphic" style:parent-style-name="standard">
      <style:graphic-properties draw:stroke="none" draw:fill="none" fo:min-height="1.528cm"/>
    </style:style>
    <style:style style:name="gr28" style:family="graphic" style:parent-style-name="standard">
      <style:graphic-properties draw:stroke="none" draw:fill="none" fo:min-height="0.651cm"/>
    </style:style>
    <style:style style:name="gr29" style:family="graphic" style:parent-style-name="standard">
      <style:graphic-properties draw:stroke="none" draw:fill="none" fo:min-height="0.59cm"/>
    </style:style>
    <style:style style:name="gr30" style:family="graphic" style:parent-style-name="standard">
      <style:graphic-properties draw:stroke="none" draw:fill="none" fo:min-height="1.256cm"/>
    </style:style>
    <style:style style:name="gr31" style:family="graphic" style:parent-style-name="standard">
      <style:graphic-properties draw:stroke="none" draw:fill="none" fo:min-height="1.129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objectwithoutfill">
      <style:graphic-properties draw:stroke="dash" draw:stroke-dash="Fine_20_Dashed" svg:stroke-width="0.051cm" draw:marker-start-width="0.279cm" draw:marker-end="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fo:min-height="0.889cm"/>
    </style:style>
    <style:style style:name="gr35" style:family="graphic" style:parent-style-name="standard">
      <style:graphic-properties draw:textarea-horizontal-align="justify" draw:textarea-vertical-align="middle" draw:auto-grow-height="false" fo:min-height="0.578cm" fo:min-width="1.698cm"/>
    </style:style>
    <style:style style:name="gr36" style:family="graphic" style:parent-style-name="standard">
      <style:graphic-properties draw:stroke="solid" svg:stroke-width="0.076cm" svg:stroke-color="#000080" draw:marker-start-width="0.275cm" draw:marker-end-width="0.275cm" draw:textarea-horizontal-align="center" draw:textarea-vertical-align="middle" fo:padding-top="0.163cm" fo:padding-bottom="0.163cm" fo:padding-left="0.288cm" fo:padding-right="0.288cm"/>
    </style:style>
    <style:style style:name="gr37" style:family="graphic" style:parent-style-name="standard">
      <style:graphic-properties draw:stroke="dash" draw:stroke-dash="Line_20_Style_20_1" svg:stroke-width="0.279cm" svg:stroke-color="#333333" draw:marker-start-width="0.578cm" draw:marker-end-width="0.578cm" draw:textarea-horizontal-align="center" draw:textarea-vertical-align="middle" fo:padding-top="0.263cm" fo:padding-bottom="0.263cm" fo:padding-left="0.388cm" fo:padding-right="0.388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4pt" style:font-size-asian="14pt" style:font-size-complex="14pt"/>
    </style:style>
    <style:style style:name="P3" style:family="paragraph">
      <style:text-properties fo:color="#000000" fo:font-size="15pt" style:font-size-asian="15pt" style:font-size-complex="15pt"/>
    </style:style>
    <style:style style:name="P4" style:family="paragraph">
      <style:text-properties fo:color="#000000"/>
    </style:style>
    <style:style style:name="P5" style:family="paragraph">
      <style:paragraph-properties fo:text-align="center"/>
      <style:text-properties fo:color="#000000" fo:font-size="14pt" style:font-size-asian="14pt" style:font-size-complex="14pt"/>
    </style:style>
    <style:style style:name="P6" style:family="paragraph">
      <style:text-properties fo:color="#008000"/>
    </style:style>
    <style:style style:name="P7" style:family="paragraph">
      <style:text-properties fo:color="#000080" fo:font-size="24pt" style:font-size-asian="24pt" style:font-size-complex="24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color="#000000" fo:font-size="12pt" style:font-size-asian="12pt" style:font-size-complex="12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000000"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000000"/>
    </style:style>
    <style:style style:name="T4" style:family="text">
      <style:text-properties fo:color="#000000" style:text-position="super 58%" fo:font-size="14pt" style:font-size-asian="14pt" style:font-size-complex="14pt"/>
    </style:style>
    <style:style style:name="T5" style:family="text">
      <style:text-properties fo:color="#008000" style:text-position="super 58%" fo:font-size="26pt" style:font-size-asian="26pt" style:font-size-complex="26pt"/>
    </style:style>
    <style:style style:name="T6" style:family="text">
      <style:text-properties fo:color="#008000" fo:font-size="26pt" style:font-size-asian="26pt" style:font-size-complex="26pt"/>
    </style:style>
    <style:style style:name="T7" style:family="text">
      <style:text-properties fo:color="#000080" fo:font-size="24pt" style:font-size-asian="24pt" style:font-size-complex="24pt"/>
    </style:style>
    <style:style style:name="T8" style:family="text">
      <style:text-properties fo:color="#000080" style:text-position="super 58%" fo:font-size="24pt" style:font-size-asian="24pt" style:font-size-complex="24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style:text-position="super 58%" fo:font-size="16pt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000000" fo:font-size="16pt" fo:text-shadow="none" style:font-size-asian="16pt" style:font-size-complex="16pt"/>
    </style:style>
    <style:style style:name="T1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494cm" svg:height="15.24cm" svg:x="2.228cm" svg:y="1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445cm" svg:height="4.572cm" svg:x="7.816cm" svg:y="6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76cm" svg:height="0.661cm" svg:x="9.68cm" svg:y="8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989cm" svg:y1="8.82cm" svg:x2="20.577cm" svg:y2="8.82cm">
            <text:p/>
          </draw:line>
          <draw:ellipse draw:style-name="gr5" draw:text-style-name="P1" draw:layer="layout" svg:width="13.376cm" svg:height="13.361cm" svg:x="3.301cm" svg:y="2.161cm" draw:kind="arc" draw:start-angle="0" draw:end-angle="84.3">
            <text:p/>
          </draw:ellipse>
          <draw:ellipse draw:style-name="gr6" draw:text-style-name="P1" draw:layer="layout" svg:width="6.688cm" svg:height="6.68cm" svg:x="6.701cm" svg:y="5.557cm" draw:kind="arc" draw:start-angle="279.39" draw:end-angle="279.22">
            <text:p/>
          </draw:ellipse>
          <draw:ellipse draw:style-name="gr7" draw:text-style-name="P1" draw:layer="layout" svg:width="13.386cm" svg:height="13.373cm" svg:x="3.296cm" svg:y="2.161cm" draw:kind="arc" draw:start-angle="275.12" draw:end-angle="274.93">
            <text:p/>
          </draw:ellipse>
          <draw:ellipse draw:style-name="gr7" draw:text-style-name="P1" draw:layer="layout" svg:width="14.044cm" svg:height="14.031cm" svg:x="2.967cm" svg:y="1.826cm" draw:kind="arc" draw:start-angle="275.08" draw:end-angle="274.88">
            <text:p/>
          </draw:ellipse>
          <draw:ellipse draw:style-name="gr7" draw:text-style-name="P1" draw:layer="layout" svg:width="14.714cm" svg:height="14.698cm" svg:x="2.632cm" svg:y="1.493cm" draw:kind="arc" draw:start-angle="274.87" draw:end-angle="274.81">
            <text:p/>
          </draw:ellipse>
          <draw:frame draw:style-name="gr8" draw:text-style-name="P2" draw:layer="layout" svg:width="2.288cm" svg:height="1.19cm" svg:x="18.39cm" svg:y="7.967cm">
            <draw:text-box>
              <text:p><text:span text:style-name="T1">Ox(mm)</text:span></text:p>
            </draw:text-box>
          </draw:frame>
          <draw:frame draw:style-name="gr9" draw:text-style-name="P3" draw:layer="layout" svg:width="1.835cm" svg:height="1.427cm" svg:x="13.133cm" svg:y="8.724cm">
            <draw:text-box>
              <text:p><text:span text:style-name="T2">30</text:span></text:p>
              <text:p><text:span text:style-name="T2"/></text:p>
            </draw:text-box>
          </draw:frame>
          <draw:frame draw:style-name="gr10" draw:text-style-name="P4" draw:layer="layout" svg:width="1.205cm" svg:height="1.189cm" svg:x="16.079cm" svg:y="8.668cm">
            <draw:text-box>
              <text:p><text:span text:style-name="T3">60</text:span></text:p>
            </draw:text-box>
          </draw:frame>
          <draw:frame draw:style-name="gr11" draw:text-style-name="P2" draw:layer="layout" svg:width="4.142cm" svg:height="1.217cm" svg:x="4.526cm" svg:y="11.639cm">
            <draw:text-box>
              <text:p><text:span text:style-name="T1">3</text:span><text:span text:style-name="T4">rd</text:span><text:span text:style-name="T1"> GEM (66mm)</text:span></text:p>
            </draw:text-box>
          </draw:frame>
          <draw:line draw:style-name="gr12" draw:text-style-name="P1" draw:layer="layout" svg:x1="18.309cm" svg:y1="4.385cm" svg:x2="16.706cm" svg:y2="4.358cm">
            <text:p/>
          </draw:line>
          <draw:frame draw:style-name="gr13" draw:text-style-name="P5" draw:layer="layout" svg:width="3.865cm" svg:height="2.471cm" svg:x="17.179cm" svg:y="2.526cm">
            <draw:text-box>
              <text:p text:style-name="P1"><text:span text:style-name="T1"/></text:p>
              <text:p text:style-name="P1"><text:span text:style-name="T1"><text:s text:c="2"/></text:span></text:p>
              <text:p text:style-name="P1"><text:span text:style-name="T1">Readout pads (3200)</text:span></text:p>
            </draw:text-box>
          </draw:frame>
          <draw:ellipse draw:style-name="gr14" draw:text-style-name="P1" draw:layer="layout" svg:width="8.916cm" svg:height="8.91cm" svg:x="0.516cm" svg:y="-4.465cm" draw:kind="arc" draw:start-angle="360" draw:end-angle="630">
            <text:p/>
          </draw:ellipse>
          <draw:circle draw:style-name="gr15" draw:text-style-name="P1" draw:layer="layout" svg:width="0.011cm" svg:height="0.012cm" svg:x="9.432cm" svg:y="-0.01cm">
            <text:p/>
          </draw:circle>
          <draw:ellipse draw:style-name="gr15" draw:text-style-name="P1" draw:layer="layout" svg:width="0.167cm" svg:height="0.166cm" svg:x="14.169cm" svg:y="5.67cm">
            <text:p/>
          </draw:ellipse>
          <draw:ellipse draw:style-name="gr15" draw:text-style-name="P1" draw:layer="layout" svg:width="0.168cm" svg:height="0.166cm" svg:x="14.67cm" svg:y="5.557cm">
            <text:p/>
          </draw:ellipse>
          <draw:circle draw:style-name="gr15" draw:text-style-name="P1" draw:layer="layout" svg:width="0.167cm" svg:height="0.167cm" svg:x="15.172cm" svg:y="5.501cm">
            <text:p/>
          </draw:circle>
          <draw:circle draw:style-name="gr15" draw:text-style-name="P1" draw:layer="layout" svg:width="0.167cm" svg:height="0.168cm" svg:x="12.664cm" svg:y="6.113cm">
            <text:p/>
          </draw:circle>
          <draw:ellipse draw:style-name="gr15" draw:text-style-name="P1" draw:layer="layout" svg:width="0.167cm" svg:height="0.15cm" svg:x="14.948cm" svg:y="5.557cm">
            <text:p/>
          </draw:ellipse>
          <draw:circle draw:style-name="gr15" draw:text-style-name="P1" draw:layer="layout" svg:width="0.167cm" svg:height="0.167cm" svg:x="14.447cm" svg:y="5.612cm">
            <text:p/>
          </draw:circle>
          <draw:circle draw:style-name="gr15" draw:text-style-name="P1" draw:layer="layout" svg:width="0.167cm" svg:height="0.167cm" svg:x="13.611cm" svg:y="5.779cm">
            <text:p/>
          </draw:circle>
          <draw:circle draw:style-name="gr15" draw:text-style-name="P1" draw:layer="layout" svg:width="0.167cm" svg:height="0.167cm" svg:x="13.889cm" svg:y="5.723cm">
            <text:p/>
          </draw:circle>
          <draw:circle draw:style-name="gr15" draw:text-style-name="P1" draw:layer="layout" svg:width="0.167cm" svg:height="0.167cm" svg:x="13.332cm" svg:y="5.89cm">
            <text:p/>
          </draw:circle>
          <draw:circle draw:style-name="gr15" draw:text-style-name="P1" draw:layer="layout" svg:width="0.168cm" svg:height="0.168cm" svg:x="12.997cm" svg:y="6.001cm">
            <text:p/>
          </draw:circle>
          <draw:ellipse draw:style-name="gr16" draw:text-style-name="P1" draw:layer="layout" svg:width="13.746cm" svg:height="6.853cm" svg:x="10.045cm" svg:y="5.497cm" draw:kind="arc" draw:start-angle="90" draw:end-angle="177.57">
            <text:p/>
          </draw:ellipse>
          <draw:ellipse draw:style-name="gr17" draw:text-style-name="P1" draw:layer="layout" svg:width="8.917cm" svg:height="8.909cm" svg:x="6.462cm" svg:y="-1.068cm" draw:kind="arc" draw:start-angle="329.4" draw:end-angle="390">
            <text:p/>
          </draw:ellipse>
          <draw:ellipse draw:style-name="gr17" draw:text-style-name="P1" draw:layer="layout" svg:width="8.917cm" svg:height="8.907cm" svg:x="5.341cm" svg:y="-0.796cm" draw:kind="arc" draw:start-angle="329.76" draw:end-angle="16.57">
            <text:p/>
          </draw:ellipse>
          <draw:circle draw:style-name="gr17" draw:text-style-name="P1" draw:layer="layout" svg:width="8.842cm" svg:height="8.842cm" svg:x="5.731cm" svg:y="-0.842cm" draw:kind="arc" draw:start-angle="329.57" draw:end-angle="11.69">
            <text:p/>
          </draw:circle>
          <draw:ellipse draw:style-name="gr17" draw:text-style-name="P1" draw:layer="layout" svg:width="8.917cm" svg:height="8.906cm" svg:x="5.954cm" svg:y="-0.964cm" draw:kind="arc" draw:start-angle="329.28" draw:end-angle="6.89">
            <text:p/>
          </draw:ellipse>
          <draw:ellipse draw:style-name="gr17" draw:text-style-name="P1" draw:layer="layout" svg:width="8.917cm" svg:height="8.906cm" svg:x="6.177cm" svg:y="-0.964cm" draw:kind="arc" draw:start-angle="330" draw:end-angle="5.65">
            <text:p/>
          </draw:ellipse>
          <draw:ellipse draw:style-name="gr17" draw:text-style-name="P1" draw:layer="layout" svg:width="8.917cm" svg:height="8.906cm" svg:x="5.062cm" svg:y="-0.684cm" draw:kind="arc" draw:start-angle="330" draw:end-angle="20.76">
            <text:p/>
          </draw:ellipse>
          <draw:ellipse draw:style-name="gr17" draw:text-style-name="P1" draw:layer="layout" svg:width="8.916cm" svg:height="8.907cm" svg:x="6.902cm" svg:y="-1.075cm" draw:kind="arc" draw:start-angle="330.33" draw:end-angle="354.16">
            <text:p/>
          </draw:ellipse>
          <draw:ellipse draw:style-name="gr17" draw:text-style-name="P1" draw:layer="layout" svg:width="8.917cm" svg:height="8.907cm" svg:x="6.678cm" svg:y="-1.019cm" draw:kind="arc" draw:start-angle="330" draw:end-angle="357.99">
            <text:p/>
          </draw:ellipse>
          <draw:ellipse draw:style-name="gr17" draw:text-style-name="P1" draw:layer="layout" svg:width="8.917cm" svg:height="8.908cm" svg:x="4.72cm" svg:y="-0.582cm" draw:kind="arc" draw:start-angle="330" draw:end-angle="25.36">
            <text:p/>
          </draw:ellipse>
          <draw:ellipse draw:style-name="gr17" draw:text-style-name="P1" draw:layer="layout" svg:width="8.917cm" svg:height="8.909cm" svg:x="4.386cm" svg:y="-0.471cm" draw:kind="arc" draw:start-angle="330" draw:end-angle="31.54">
            <text:p/>
          </draw:ellipse>
          <draw:line draw:style-name="gr18" draw:text-style-name="P1" draw:layer="layout" svg:x1="12.821cm" svg:y1="1.961cm" svg:x2="12.679cm" svg:y2="1.678cm">
            <text:p/>
          </draw:line>
          <draw:line draw:style-name="gr18" draw:text-style-name="P1" draw:layer="layout" svg:x1="13.316cm" svg:y1="2.173cm" svg:x2="13.15cm" svg:y2="1.818cm">
            <text:p/>
          </draw:line>
          <draw:line draw:style-name="gr19" draw:text-style-name="P1" draw:layer="layout" svg:x1="16.757cm" svg:y1="5.501cm" svg:x2="17.039cm" svg:y2="5.469cm">
            <text:p/>
          </draw:line>
          <draw:line draw:style-name="gr12" draw:text-style-name="P1" draw:layer="layout" svg:x1="4.768cm" svg:y1="12.105cm" svg:x2="3.422cm" svg:y2="12.125cm">
            <text:p/>
          </draw:line>
          <draw:line draw:style-name="gr12" draw:text-style-name="P1" draw:layer="layout" svg:x1="5.956cm" svg:y1="12.76cm" svg:x2="4.257cm" svg:y2="12.852cm">
            <text:p/>
          </draw:line>
          <draw:frame draw:style-name="gr20" draw:text-style-name="P2" draw:layer="layout" svg:width="4.953cm" svg:height="0.824cm" svg:x="5.718cm" svg:y="12.252cm">
            <draw:text-box>
              <text:p><text:span text:style-name="T1">2</text:span><text:span text:style-name="T4">nd</text:span><text:span text:style-name="T1"> GEM (63mm)</text:span></text:p>
            </draw:text-box>
          </draw:frame>
          <draw:line draw:style-name="gr12" draw:text-style-name="P1" draw:layer="layout" svg:x1="6.07cm" svg:y1="13.468cm" svg:x2="5.181cm" svg:y2="13.468cm">
            <text:p/>
          </draw:line>
          <draw:frame draw:style-name="gr21" draw:text-style-name="P2" draw:layer="layout" svg:width="5.08cm" svg:height="0.827cm" svg:x="5.891cm" svg:y="12.995cm">
            <draw:text-box>
              <text:p><text:span text:style-name="T1">1</text:span><text:span text:style-name="T4">st</text:span><text:span text:style-name="T1"> GEM (60mm)</text:span></text:p>
            </draw:text-box>
          </draw:frame>
          <draw:frame draw:style-name="gr22" draw:text-style-name="P6" draw:layer="layout" svg:width="1.975cm" svg:height="1.621cm" svg:x="10.08cm" svg:y="5.677cm">
            <draw:text-box>
              <text:p><text:span text:style-name="T5">4</text:span><text:span text:style-name="T6">He</text:span></text:p>
            </draw:text-box>
          </draw:frame>
          <draw:frame draw:style-name="gr23" draw:text-style-name="P7" draw:layer="layout" svg:width="1.137cm" svg:height="1.926cm" svg:x="12.393cm" svg:y="3.941cm">
            <draw:text-box>
              <text:p><text:span text:style-name="T7">e</text:span><text:span text:style-name="T8">-</text:span></text:p>
            </draw:text-box>
          </draw:frame>
          <draw:line draw:style-name="gr18" draw:text-style-name="P1" draw:layer="layout" svg:x1="13.741cm" svg:y1="2.385cm" svg:x2="13.658cm" svg:y2="2.072cm">
            <text:p/>
          </draw:line>
          <draw:line draw:style-name="gr18" draw:text-style-name="P1" draw:layer="layout" svg:x1="14.165cm" svg:y1="2.668cm" svg:x2="14.039cm" svg:y2="2.199cm">
            <text:p/>
          </draw:line>
          <draw:line draw:style-name="gr18" draw:text-style-name="P1" draw:layer="layout" svg:x1="14.519cm" svg:y1="2.95cm" svg:x2="14.42cm" svg:y2="2.453cm">
            <text:p/>
          </draw:line>
          <draw:line draw:style-name="gr18" draw:text-style-name="P1" draw:layer="layout" svg:x1="14.873cm" svg:y1="3.233cm" svg:x2="14.801cm" svg:y2="2.707cm">
            <text:p/>
          </draw:line>
          <draw:line draw:style-name="gr18" draw:text-style-name="P1" draw:layer="layout" svg:x1="15.085cm" svg:y1="3.375cm" svg:x2="15.055cm" svg:y2="2.961cm">
            <text:p/>
          </draw:line>
          <draw:line draw:style-name="gr18" draw:text-style-name="P1" draw:layer="layout" svg:x1="15.368cm" svg:y1="3.728cm" svg:x2="15.309cm" svg:y2="3.215cm">
            <text:p/>
          </draw:line>
          <draw:line draw:style-name="gr18" draw:text-style-name="P1" draw:layer="layout" svg:x1="15.581cm" svg:y1="3.814cm" svg:x2="15.563cm" svg:y2="3.469cm">
            <text:p/>
          </draw:line>
          <draw:line draw:style-name="gr18" draw:text-style-name="P1" draw:layer="layout" svg:x1="15.722cm" svg:y1="4.223cm" svg:x2="15.817cm" svg:y2="3.723cm">
            <text:p/>
          </draw:line>
          <draw:frame draw:style-name="gr24" draw:text-style-name="P8" draw:layer="layout" svg:width="2.248cm" svg:height="0.97cm" svg:x="13.598cm" svg:y="11.026cm">
            <draw:text-box>
              <text:p><text:span text:style-name="T2">Anode</text:span></text:p>
            </draw:text-box>
          </draw:frame>
          <draw:circle draw:style-name="gr6" draw:text-style-name="P1" draw:layer="layout" svg:width="0.67cm" svg:height="0.669cm" svg:x="9.654cm" svg:y="8.507cm" draw:kind="arc" draw:start-angle="268.25" draw:end-angle="267.45">
            <text:p/>
          </draw:circle>
          <draw:frame draw:style-name="gr25" draw:text-style-name="P9" draw:layer="layout" svg:width="0.853cm" svg:height="1.188cm" svg:x="10.016cm" svg:y="8.789cm">
            <draw:text-box>
              <text:p>3</text:p>
            </draw:text-box>
          </draw:frame>
          <draw:frame draw:style-name="gr26" draw:text-style-name="P4" draw:layer="layout" svg:width="1.646cm" svg:height="2.068cm" svg:x="11.891cm" svg:y="8.724cm">
            <draw:text-box>
              <text:p><text:span text:style-name="T3">20</text:span></text:p>
              <text:p><text:span text:style-name="T3"/></text:p>
            </draw:text-box>
          </draw:frame>
          <draw:line draw:style-name="gr12" draw:text-style-name="P1" draw:layer="layout" svg:x1="12.355cm" svg:y1="12.512cm" svg:x2="11.72cm" svg:y2="11.877cm">
            <text:p/>
          </draw:line>
          <draw:line draw:style-name="gr12" draw:text-style-name="P1" draw:layer="layout" svg:x1="12.355cm" svg:y1="12.512cm" svg:x2="11.753cm" svg:y2="10.454cm">
            <text:p/>
          </draw:line>
          <draw:frame draw:style-name="gr27" draw:text-style-name="P10" draw:layer="layout" svg:width="4.341cm" svg:height="1.778cm" svg:x="11.118cm" svg:y="12.359cm">
            <draw:text-box>
              <text:p text:style-name="P1"><text:span text:style-name="T9">Aluminized mylar</text:span></text:p>
              <text:p text:style-name="P1"><text:span text:style-name="T9">foils</text:span></text:p>
            </draw:text-box>
          </draw:frame>
          <draw:frame draw:style-name="gr10" draw:text-style-name="P4" draw:layer="layout" svg:width="1.205cm" svg:height="1.189cm" svg:x="17.722cm" svg:y="8.676cm">
            <draw:text-box>
              <text:p><text:span text:style-name="T3">75</text:span></text:p>
            </draw:text-box>
          </draw:frame>
          <draw:frame draw:style-name="gr28" draw:text-style-name="P1" draw:layer="layout" svg:width="3.698cm" svg:height="0.901cm" svg:x="8.26cm" svg:y="9.838cm">
            <draw:text-box>
              <text:p text:style-name="P1"><text:span text:style-name="T10">4</text:span><text:span text:style-name="T11">He @1 atm </text:span></text:p>
            </draw:text-box>
          </draw:frame>
          <draw:frame draw:style-name="gr29" draw:layer="layout" svg:width="2.513cm" svg:height="0.84cm" svg:x="13.436cm" svg:y="9.988cm">
            <draw:text-box>
              <text:p><text:span text:style-name="T2">Cathode</text:span></text:p>
            </draw:text-box>
          </draw:frame>
          <draw:frame draw:style-name="gr30" draw:text-style-name="P1" draw:layer="layout" svg:width="5.959cm" svg:height="1.506cm" svg:x="6.142cm" svg:y="3.386cm">
            <draw:text-box>
              <text:p text:style-name="P1"><text:span text:style-name="T12">Ne(80%)+DME (20%)</text:span></text:p>
              <text:p text:style-name="P1"><text:span text:style-name="T12"><text:s/></text:span><text:span text:style-name="T12">@1 atm </text:span></text:p>
            </draw:text-box>
          </draw:frame>
          <draw:line draw:style-name="gr12" draw:text-style-name="P1" draw:layer="layout" svg:x1="14.499cm" svg:y1="10.735cm" svg:x2="12.975cm" svg:y2="10.708cm">
            <text:p/>
          </draw:line>
          <draw:line draw:style-name="gr12" draw:text-style-name="P1" draw:layer="layout" svg:x1="14.372cm" svg:y1="11.751cm" svg:x2="16.038cm" svg:y2="11.75cm">
            <text:p/>
          </draw:line>
          <draw:frame draw:style-name="gr31" draw:text-style-name="P11" draw:layer="layout" svg:width="3.131cm" svg:height="1.379cm" svg:x="0.077cm" svg:y="3.577cm">
            <draw:text-box>
              <text:p text:style-name="P1"><text:span text:style-name="T4">4</text:span><text:span text:style-name="T1">He target</text:span></text:p>
              <text:p text:style-name="P1"><text:span text:style-name="T1">@ 6 atm</text:span></text:p>
            </draw:text-box>
          </draw:frame>
          <draw:frame draw:style-name="gr32" draw:text-style-name="P13" draw:layer="layout" svg:width="4.572cm" svg:height="1.266cm" svg:x="16.558cm" svg:y="1.618cm">
            <draw:text-box>
              <text:p text:style-name="P12"><text:span text:style-name="T13">(T, ADC)</text:span></text:p>
            </draw:text-box>
          </draw:frame>
          <draw:line draw:style-name="gr33" draw:text-style-name="P1" draw:layer="layout" svg:x1="14.547cm" svg:y1="2.326cm" svg:x2="16.785cm" svg:y2="2.353cm">
            <text:p/>
          </draw:line>
          <draw:line draw:style-name="gr33" draw:text-style-name="P1" draw:layer="layout" svg:x1="13.785cm" svg:y1="1.818cm" svg:x2="16.658cm" svg:y2="1.845cm">
            <text:p/>
          </draw:line>
          <draw:frame draw:style-name="gr34" draw:text-style-name="P14" draw:layer="layout" svg:width="3.556cm" svg:height="1.139cm" svg:x="13.698cm" svg:y="0.793cm">
            <draw:text-box>
              <text:p><text:span text:style-name="T14">Output</text:span></text:p>
            </draw:text-box>
          </draw:frame>
          <draw:custom-shape draw:style-name="gr35" draw:text-style-name="P1" draw:layer="layout" svg:width="2.286cm" svg:height="0.916cm" draw:transform="rotate (0.00890117918517117) translate (8.855cm 0.30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" draw:layer="layout" svg:x1="6.498cm" svg:y1="17.085cm" svg:x2="8.784cm" svg:y2="17.085cm">
            <text:p/>
          </draw:line>
          <draw:frame draw:style-name="gr13" draw:text-style-name="P5" draw:layer="layout" svg:width="5.643cm" svg:height="2.365cm" svg:x="1.41cm" svg:y="16.55cm">
            <draw:text-box>
              <text:p text:style-name="P1"><text:span text:style-name="T1">Mechanical support</text:span></text:p>
            </draw:text-box>
          </draw:frame>
          <draw:custom-shape draw:style-name="gr35" draw:text-style-name="P1" draw:layer="layout" svg:width="2.286cm" svg:height="0.916cm" svg:x="8.858cm" svg:y="16.3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6" draw:text-style-name="P1" draw:layer="layout" svg:width="13.386cm" svg:height="13.374cm" svg:x="3.283cm" svg:y="2.148cm" draw:kind="arc" draw:start-angle="86.78" draw:end-angle="93.69">
            <text:p/>
          </draw:ellipse>
          <draw:ellipse draw:style-name="gr36" draw:text-style-name="P1" draw:layer="layout" svg:width="13.386cm" svg:height="13.374cm" svg:x="3.246cm" svg:y="1.81cm" draw:kind="arc" draw:start-angle="86.78" draw:end-angle="93.69">
            <text:p/>
          </draw:ellipse>
          <draw:ellipse draw:style-name="gr36" draw:text-style-name="P1" draw:layer="layout" svg:width="13.386cm" svg:height="13.374cm" svg:x="3.209cm" svg:y="1.472cm" draw:kind="arc" draw:start-angle="86.27" draw:end-angle="93.69">
            <text:p/>
          </draw:ellipse>
          <draw:ellipse draw:style-name="gr36" draw:text-style-name="P1" draw:layer="layout" svg:width="13.386cm" svg:height="13.374cm" svg:x="3.246cm" svg:y="2.21cm" draw:kind="arc" draw:start-angle="266.58" draw:end-angle="273.89">
            <text:p/>
          </draw:ellipse>
          <draw:ellipse draw:style-name="gr36" draw:text-style-name="P1" draw:layer="layout" svg:width="13.386cm" svg:height="13.374cm" svg:x="3.207cm" svg:y="2.472cm" draw:kind="arc" draw:start-angle="267.22" draw:end-angle="274.32">
            <text:p/>
          </draw:ellipse>
          <draw:ellipse draw:style-name="gr36" draw:text-style-name="P1" draw:layer="layout" svg:width="13.386cm" svg:height="13.374cm" svg:x="3.168cm" svg:y="2.834cm" draw:kind="arc" draw:start-angle="267.56" draw:end-angle="274.69">
            <text:p/>
          </draw:ellipse>
          <draw:ellipse draw:style-name="gr37" draw:text-style-name="P1" draw:layer="layout" svg:width="14.83cm" svg:height="15.24cm" svg:x="3.019cm" svg:y="1.183cm" draw:kind="arc" draw:start-angle="277.17" draw:end-angle="83.39">
            <text:p/>
          </draw:ellipse>
          <draw:ellipse draw:style-name="gr37" draw:text-style-name="P1" draw:layer="layout" svg:width="14.825cm" svg:height="15.24cm" draw:transform="rotate (-3.13094614515263) translate (17.006cm 16.335cm)" draw:kind="arc" draw:start-angle="276.68" draw:end-angle="83.39">
            <text:p/>
          </draw:ellipse>
          <draw:line draw:style-name="gr33" draw:text-style-name="P15" draw:layer="layout" svg:x1="2.715cm" svg:y1="4.485cm" svg:x2="9.7cm" svg:y2="8.67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0.508cm" draw:dots2="1" draw:dots2-length="0.508cm" draw:distance="0.1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03cm" draw:marker-start-center="false" draw:marker-end-width="0.203cm" draw:marker-end-center="false" draw:fill="solid" draw:fill-color="#008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8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6.417cm" fo:margin-bottom="1.011cm" fo:margin-left="11.83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ttawy-l </meta:initial-creator>
    <meta:creation-date>2013-02-20T21:25:41</meta:creation-date>
    <dc:date>2017-05-25T10:50:57.641143603</dc:date>
    <dc:creator>Mohammad Hattawy</dc:creator>
    <meta:editing-duration>PT12H26M1S</meta:editing-duration>
    <meta:editing-cycles>56</meta:editing-cycles>
    <meta:generator>LibreOffice/4.3.7.2$Linux_X86_64 LibreOffice_project/430$Build-2</meta:generator>
    <meta:document-statistic meta:object-count="88"/>
  </office:meta>
</office:document-meta>
</file>